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38000000C0378850B813163771.eps" manifest:media-type="image/x-eps"/>
  <manifest:file-entry manifest:full-path="Pictures/2000000200000238000000C08D0BCD4B71D2791C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d8003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d8003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ad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cm" svg:height="9.449cm" svg:x="-0.008cm" svg:y="0.072cm">
          <draw:image xlink:href="Pictures/2000000200000238000000C08D0BCD4B71D2791C.eps" xlink:type="simple" xlink:show="embed" xlink:actuate="onLoad">
            <text:p/>
          </draw:image>
        </draw:frame>
        <draw:frame draw:style-name="gr1" draw:text-style-name="P1" draw:layer="layout" svg:width="27.94cm" svg:height="9.449cm" svg:x="-0.008cm" svg:y="11.473cm">
          <draw:image xlink:href="Pictures/2000000200000238000000C0378850B813163771.eps" xlink:type="simple" xlink:show="embed" xlink:actuate="onLoad">
            <text:p/>
          </draw:image>
        </draw:frame>
        <draw:line draw:style-name="gr2" draw:text-style-name="P2" draw:layer="layout" svg:x1="1.142cm" svg:y1="10.288cm" svg:x2="26.797cm" svg:y2="10.287cm">
          <text:p/>
        </draw:line>
        <draw:line draw:style-name="gr3" draw:text-style-name="P2" draw:layer="layout" svg:x1="2.44cm" svg:y1="0.708cm" svg:x2="4.472cm" svg:y2="0.708cm">
          <text:p/>
        </draw:line>
        <draw:line draw:style-name="gr4" draw:text-style-name="P2" draw:layer="layout" svg:x1="2.44cm" svg:y1="12.108cm" svg:x2="4.472cm" svg:y2="12.10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03:49.003260192</meta:creation-date>
    <dc:date>2018-11-06T09:26:05.599646151</dc:date>
    <meta:editing-duration>PT1M42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